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TO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">
            <text:p>17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2]+[.D10]+[.F11]+[.H9]" office:value-type="percentage" office:value="0.085">
            <text:p>8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20.9303064745918">
            <text:p>$20,93</text:p>
          </table:table-cell>
          <table:table-cell table:style-name="ce13" table:formula="of:=[.G2]/1.07" office:value-type="currency" office:currency="EUR" office:value="19.5610340884036">
            <text:p>19,56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43">
            <text:p>34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">
            <text:p>10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7.7069330397949">
            <text:p>$17,71</text:p>
          </table:table-cell>
          <table:table-cell table:style-name="ce14" table:formula="of:=[.G3]/1.07" office:value-type="currency" office:currency="EUR" office:value="16.5485355512102">
            <text:p>16,5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6.7082858483493">
            <text:p>16,7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49.3">
            <text:p>49,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15">
            <text:p>11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5.3382236946923">
            <text:p>$15,34</text:p>
          </table:table-cell>
          <table:table-cell table:style-name="ce15" table:formula="of:=[.G4]/1.07" office:value-type="currency" office:currency="EUR" office:value="14.3347884997124">
            <text:p>14,33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1.52">
            <text:p>$1,52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1">
            <text:p>1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95740365111562">
            <text:p>6,9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0,417 <text:s/>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3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3:40.89</dc:date>
    <dc:creator>aaa </dc:creator>
    <meta:editing-duration>P2DT22H37M37S</meta:editing-duration>
    <meta:editing-cycles>48</meta:editing-cycles>
    <meta:generator>OpenOffice/4.1.5$Win32 OpenOffice.org_project/415m1$Build-9789</meta:generator>
    <meta:document-statistic meta:table-count="5" meta:cell-count="616" meta:object-count="0"/>
  </office:meta>
</office:document-meta>
</file>